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7.116cm" fo:min-width="5.088cm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0.648cm" fo:min-width="1.027cm"/>
      <style:paragraph-properties style:writing-mode="lr-tb"/>
    </style:style>
    <style:style style:name="gr3" style:family="graphic" style:parent-style-name="standard">
      <style:graphic-properties draw:fill="solid" draw:fill-color="#dee6ef" draw:textarea-horizontal-align="justify" draw:textarea-vertical-align="middle" draw:auto-grow-height="false" fo:min-height="0.512cm" fo:min-width="2.167cm"/>
    </style:style>
    <style:style style:name="gr4" style:family="graphic" style:parent-style-name="standard">
      <style:graphic-properties draw:fill="solid" draw:fill-color="#dee6ef" draw:textarea-horizontal-align="justify" draw:textarea-vertical-align="middle" draw:auto-grow-height="false" fo:min-height="0.648cm" fo:min-width="1.118cm"/>
    </style:style>
    <style:style style:name="gr5" style:family="graphic" style:parent-style-name="standard">
      <style:graphic-properties draw:fill="solid" draw:fill-color="#dee6ef" draw:textarea-horizontal-align="justify" draw:textarea-vertical-align="middle" draw:auto-grow-height="false" fo:min-height="0.512cm" fo:min-width="2.167cm"/>
      <style:paragraph-properties style:writing-mode="lr-tb"/>
    </style:style>
    <style:style style:name="gr6" style:family="graphic" style:parent-style-name="standard">
      <style:graphic-properties draw:fill="solid" draw:fill-color="#dee6ef" draw:textarea-horizontal-align="justify" draw:textarea-vertical-align="middle" draw:auto-grow-height="false" fo:min-height="0.648cm" fo:min-width="1.118cm"/>
      <style:paragraph-properties style:writing-mode="lr-tb"/>
    </style:style>
    <style:style style:name="gr7" style:family="graphic" style:parent-style-name="standard">
      <style:graphic-properties draw:fill="solid" draw:fill-color="#b4c7dc" draw:textarea-horizontal-align="justify" draw:textarea-vertical-align="middle" draw:auto-grow-height="false" fo:min-height="6.141cm" fo:min-width="5.088cm"/>
    </style:style>
    <style:style style:name="gr8" style:family="graphic" style:parent-style-name="standard">
      <style:graphic-properties draw:fill="solid" draw:fill-color="#dee6ef" draw:textarea-horizontal-align="justify" draw:textarea-vertical-align="middle" draw:auto-grow-height="false" fo:min-height="0.53cm" fo:min-width="1.027cm"/>
      <style:paragraph-properties style:writing-mode="lr-tb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0.411cm" fo:min-width="2.167cm"/>
    </style:style>
    <style:style style:name="gr10" style:family="graphic" style:parent-style-name="standard">
      <style:graphic-properties draw:fill="solid" draw:fill-color="#dee6ef" draw:textarea-horizontal-align="justify" draw:textarea-vertical-align="middle" draw:auto-grow-height="false" fo:min-height="0.53cm" fo:min-width="1.118cm"/>
    </style:style>
    <style:style style:name="gr11" style:family="graphic" style:parent-style-name="standard">
      <style:graphic-properties draw:fill="solid" draw:fill-color="#dee6ef" draw:textarea-horizontal-align="justify" draw:textarea-vertical-align="middle" draw:auto-grow-height="false" fo:min-height="0.411cm" fo:min-width="2.167cm"/>
      <style:paragraph-properties style:writing-mode="lr-tb"/>
    </style:style>
    <style:style style:name="gr12" style:family="graphic" style:parent-style-name="standard">
      <style:graphic-properties draw:fill="solid" draw:fill-color="#dee6ef" draw:textarea-horizontal-align="justify" draw:textarea-vertical-align="middle" draw:auto-grow-height="false" fo:min-height="0.53cm" fo:min-width="1.118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5.383cm" fo:min-width="4.326cm"/>
    </style:style>
    <style:style style:name="gr14" style:family="graphic" style:parent-style-name="standard">
      <style:graphic-properties draw:fill="solid" draw:fill-color="#dee6ef" draw:textarea-horizontal-align="justify" draw:textarea-vertical-align="middle" draw:auto-grow-height="false" fo:min-height="0.437cm" fo:min-width="0.819cm"/>
      <style:paragraph-properties style:writing-mode="lr-tb"/>
    </style:style>
    <style:style style:name="gr15" style:family="graphic" style:parent-style-name="standard">
      <style:graphic-properties draw:fill="solid" draw:fill-color="#dee6ef" draw:textarea-horizontal-align="justify" draw:textarea-vertical-align="middle" draw:auto-grow-height="false" fo:min-height="0.333cm" fo:min-width="1.803cm"/>
    </style:style>
    <style:style style:name="gr16" style:family="graphic" style:parent-style-name="standard">
      <style:graphic-properties draw:fill="solid" draw:fill-color="#dee6ef" draw:textarea-horizontal-align="justify" draw:textarea-vertical-align="middle" draw:auto-grow-height="false" fo:min-height="0.438cm" fo:min-width="0.896cm"/>
    </style:style>
    <style:style style:name="gr17" style:family="graphic" style:parent-style-name="standard">
      <style:graphic-properties draw:fill="solid" draw:fill-color="#dee6ef" draw:textarea-horizontal-align="justify" draw:textarea-vertical-align="middle" draw:auto-grow-height="false" fo:min-height="0.333cm" fo:min-width="1.803cm"/>
      <style:paragraph-properties style:writing-mode="lr-tb"/>
    </style:style>
    <style:style style:name="gr18" style:family="graphic" style:parent-style-name="standard">
      <style:graphic-properties draw:fill="solid" draw:fill-color="#dee6ef" draw:textarea-horizontal-align="justify" draw:textarea-vertical-align="middle" draw:auto-grow-height="false" fo:min-height="0.438cm" fo:min-width="0.896cm"/>
      <style:paragraph-properties style:writing-mode="lr-tb"/>
    </style:style>
    <style:style style:name="gr19" style:family="graphic" style:parent-style-name="standard">
      <style:graphic-properties draw:fill="solid" draw:fill-color="#b4c7dc" draw:textarea-horizontal-align="justify" draw:textarea-vertical-align="middle" draw:auto-grow-height="false" fo:min-height="5.275cm" fo:min-width="4.199cm"/>
    </style:style>
    <style:style style:name="gr20" style:family="graphic" style:parent-style-name="standard">
      <style:graphic-properties draw:fill="solid" draw:fill-color="#dee6ef" draw:textarea-horizontal-align="justify" draw:textarea-vertical-align="middle" draw:auto-grow-height="false" fo:min-height="0.424cm" fo:min-width="0.785cm"/>
      <style:paragraph-properties style:writing-mode="lr-tb"/>
    </style:style>
    <style:style style:name="gr21" style:family="graphic" style:parent-style-name="standard">
      <style:graphic-properties draw:fill="solid" draw:fill-color="#dee6ef" draw:textarea-horizontal-align="justify" draw:textarea-vertical-align="middle" draw:auto-grow-height="false" fo:min-height="0.321cm" fo:min-width="1.743cm"/>
    </style:style>
    <style:style style:name="gr22" style:family="graphic" style:parent-style-name="standard">
      <style:graphic-properties draw:fill="solid" draw:fill-color="#dee6ef" draw:textarea-horizontal-align="justify" draw:textarea-vertical-align="middle" draw:auto-grow-height="false" fo:min-height="0.322cm" fo:min-width="1.743cm"/>
    </style:style>
    <style:style style:name="gr23" style:family="graphic" style:parent-style-name="standard">
      <style:graphic-properties draw:fill="solid" draw:fill-color="#dee6ef" draw:textarea-horizontal-align="justify" draw:textarea-vertical-align="middle" draw:auto-grow-height="false" fo:min-height="0.425cm" fo:min-width="0.86cm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0.321cm" fo:min-width="1.743cm"/>
      <style:paragraph-properties style:writing-mode="lr-tb"/>
    </style:style>
    <style:style style:name="gr25" style:family="graphic" style:parent-style-name="standard">
      <style:graphic-properties draw:fill="solid" draw:fill-color="#dee6ef" draw:textarea-horizontal-align="justify" draw:textarea-vertical-align="middle" draw:auto-grow-height="false" fo:min-height="0.322cm" fo:min-width="1.743cm"/>
      <style:paragraph-properties style:writing-mode="lr-tb"/>
    </style:style>
    <style:style style:name="gr26" style:family="graphic" style:parent-style-name="standard">
      <style:graphic-properties draw:fill="solid" draw:fill-color="#dee6ef" draw:textarea-horizontal-align="justify" draw:textarea-vertical-align="middle" draw:auto-grow-height="false" fo:min-height="0.321cm" fo:min-width="1.742cm"/>
      <style:paragraph-properties style:writing-mode="lr-tb"/>
    </style:style>
    <style:style style:name="gr27" style:family="graphic" style:parent-style-name="standard">
      <style:graphic-properties draw:fill="solid" draw:fill-color="#dee6ef" draw:textarea-horizontal-align="justify" draw:textarea-vertical-align="middle" draw:auto-grow-height="false" fo:min-height="0.425cm" fo:min-width="0.86cm"/>
      <style:paragraph-properties style:writing-mode="lr-tb"/>
    </style:style>
    <style:style style:name="gr28" style:family="graphic" style:parent-style-name="standard">
      <style:graphic-properties draw:fill="solid" draw:fill-color="#dee6ef" draw:textarea-vertical-align="middle"/>
    </style:style>
    <style:style style:name="gr29" style:family="graphic" style:parent-style-name="standard">
      <style:graphic-properties draw:fill="solid" draw:fill-color="#dee6ef" draw:textarea-horizontal-align="justify" draw:textarea-vertical-align="middle" draw:auto-grow-height="false" fo:min-height="0.258cm" fo:min-width="2.421cm"/>
      <style:paragraph-properties style:writing-mode="lr-tb"/>
    </style:style>
    <style:style style:name="gr30" style:family="graphic" style:parent-style-name="objectwithoutfill">
      <style:graphic-properties draw:fill="solid" draw:fill-color="#dee6ef" draw:textarea-vertical-align="middle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ee6e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solid" draw:fill-color="#dee6ef"/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="solid" draw:fill-color="#dee6ef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="solid" draw:fill-color="#dee6e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</text:span><text:span text:style-name="T3">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</text:span><text:span text:style-name="T2">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</text:span><text:span text:style-name="T2">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</text:span><text:span text:style-name="T3">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</text:span><text:span text:style-name="T1">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</text:span><text:span text:style-name="T2">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</text:span><text:span text:style-name="T3">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</text:span><text:span text:style-name="T1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</text:span><text:span text:style-name="T2">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</text:span><text:span text:style-name="T2">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</text:span><text:span text:style-name="T3">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</text:span><text:span text:style-name="T1">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</text:span><text:span text:style-name="T1">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</text:span><text:span text:style-name="T2">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</text:span><text:span text:style-name="T2">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</text:span><text:span text:style-name="T3">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</text:span><text:span text:style-name="T1">rr,li,ri,mi</text:span><text:span text:style-name="T1">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</text:span><text:span text:style-name="T2">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</text:span><text:span text:style-name="T2">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</text:span><text:span text:style-name="T3">, mid + 1, </text:span><text:span text:style-name="T3">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</text:span><text:span text:style-name="T1">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</text:span><text:span text:style-name="T1">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</text:span><text:span text:style-name="T1">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</text:span><text:span text:style-name="T2">arr, li, </text:span><text:span text:style-name="T2">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</text:span><text:span text:style-name="T3">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</text:span><text:span text:style-name="T1">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9.636cm" svg:y="4.429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9.636cm" svg:y="6.715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8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9.63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9.636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9.89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9.89cm" svg:y="1.25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9.636cm" svg:y="3.41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2.667cm" svg:height="0.762cm" svg:x="9.636cm" svg:y="4.429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7" draw:id="id17" draw:layer="layout" svg:width="2.667cm" svg:height="0.762cm" svg:x="9.763cm" svg:y="5.57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5" draw:id="id25" draw:layer="layout" svg:width="2.667cm" svg:height="0.762cm" svg:x="9.636cm" svg:y="6.715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9.89cm" svg:y="8.11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588cm" svg:height="6.391cm" svg:x="2.016cm" svg:y="8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4" draw:layer="layout" svg:width="2.667cm" svg:height="0.661cm" svg:x="3.286cm" svg:y="9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.667cm" svg:height="0.661cm" svg:x="3.286cm" svg:y="1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86cm" svg:height="1.102cm" svg:x="3.54cm" svg:y="13.8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2" draw:id="id2" draw:layer="layout" svg:width="2.159cm" svg:height="1.102cm" svg:x="3.54cm" svg:y="7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5" draw:layer="layout" svg:width="2.667cm" svg:height="0.661cm" svg:x="3.286cm" svg:y="9.731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3" draw:id="id3" draw:layer="layout" svg:width="2.667cm" svg:height="0.661cm" svg:x="3.286cm" svg:y="10.613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5" draw:id="id5" draw:layer="layout" svg:width="2.667cm" svg:height="0.661cm" svg:x="3.413cm" svg:y="11.60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15" draw:id="id15" draw:layer="layout" svg:width="2.667cm" svg:height="0.661cm" svg:x="3.286cm" svg:y="12.59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6" draw:id="id16" draw:layer="layout" svg:width="2.286cm" svg:height="1.102cm" svg:x="3.54cm" svg:y="13.808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6.08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7.177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8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7.177cm" svg:y="20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7.396cm" svg:y="2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xml:id="id6" draw:id="id6" draw:layer="layout" svg:width="1.865cm" svg:height="0.971cm" svg:x="7.396cm" svg:y="15.986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7.177cm" svg:y="17.637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7.177cm" svg:y="18.41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7.287cm" svg:y="19.288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7.177cm" svg:y="20.162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10" draw:id="id10" draw:layer="layout" svg:width="1.974cm" svg:height="0.972cm" svg:x="7.396cm" svg:y="21.2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26cm" svg:height="5.633cm" svg:x="0.238cm" svg:y="16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4" draw:layer="layout" svg:width="2.303cm" svg:height="0.583cm" svg:x="1.335cm" svg:y="17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19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2.303cm" svg:height="0.583cm" svg:x="1.335cm" svg:y="20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974cm" svg:height="0.972cm" svg:x="1.554cm" svg:y="21.1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xml:id="id4" draw:id="id4" draw:layer="layout" svg:width="1.865cm" svg:height="0.971cm" svg:x="1.554cm" svg:y="15.858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5" draw:layer="layout" svg:width="2.303cm" svg:height="0.583cm" svg:x="1.335cm" svg:y="17.509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2.303cm" svg:height="0.583cm" svg:x="1.335cm" svg:y="18.286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2.303cm" svg:height="0.583cm" svg:x="1.445cm" svg:y="19.16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303cm" svg:height="0.583cm" svg:x="1.335cm" svg:y="20.034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8" draw:id="id8" draw:layer="layout" svg:width="1.974cm" svg:height="0.972cm" svg:x="1.554cm" svg:y="21.102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</text:span><text:span text:style-name="T2">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</text:span><text:span text:style-name="T2">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</text:span><text:span text:style-name="T3">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</text:span><text:span text:style-name="T1">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</text:span><text:span text:style-name="T2">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</text:span><text:span text:style-name="T2">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</text:span><text:span text:style-name="T3">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</text:span><text:span text:style-name="T1">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</text:span><text:span text:style-name="T2">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</text:span><text:span text:style-name="T2">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</text:span><text:span text:style-name="T3">arr, mid </text:span><text:span text:style-name="T3">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</text:span><text:span text:style-name="T1">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</text:span><text:span text:style-name="T4">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</text:span><text:span text:style-name="T1">t(arr, </text:span><text:span text:style-name="T1">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</text:span><text:span text:style-name="T1">t(arr, </text:span><text:span text:style-name="T1">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</text:span><text:span text:style-name="T2">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</text:span><text:span text:style-name="T2">rt(arr, </text:span><text:span text:style-name="T2">li, </text:span><text:span text:style-name="T2">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</text:span><text:span text:style-name="T3">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</text:span><text:span text:style-name="T1">(arr,li,r</text:span><text:span text:style-name="T1">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</text:span><text:span text:style-name="T1">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88cm" svg:height="7.366cm" svg:x="15.097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667cm" svg:height="0.762cm" svg:x="16.367cm" svg:y="9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667cm" svg:height="0.762cm" svg:x="16.367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27cm" svg:x="16.62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8" draw:id="id18" draw:layer="layout" svg:width="2.159cm" svg:height="1.27cm" svg:x="16.621cm" svg:y="7.477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667cm" svg:height="0.762cm" svg:x="16.367cm" svg:y="9.63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9" draw:id="id19" draw:layer="layout" svg:width="2.667cm" svg:height="0.762cm" svg:x="16.367cm" svg:y="10.652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1" draw:id="id21" draw:layer="layout" svg:width="2.667cm" svg:height="0.762cm" svg:x="16.494cm" svg:y="11.795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3" draw:id="id23" draw:layer="layout" svg:width="2.667cm" svg:height="0.762cm" svg:x="16.367cm" svg:y="12.938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4" draw:id="id24" draw:layer="layout" svg:width="2.286cm" svg:height="1.27cm" svg:x="16.621cm" svg:y="14.335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1.668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2.736cm" svg:y="17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2.736cm" svg:y="18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1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2.736cm" svg:y="20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2.95cm" svg:y="21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xml:id="id20" draw:id="id20" draw:layer="layout" svg:width="1.815cm" svg:height="0.952cm" svg:x="12.95cm" svg:y="16.113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2.736cm" svg:y="17.733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2.736cm" svg:y="18.494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2.843cm" svg:y="19.352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2.736cm" svg:y="20.209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2" draw:id="id12" draw:layer="layout" svg:width="1.922cm" svg:height="0.953cm" svg:x="12.95cm" svg:y="21.256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4.699cm" svg:height="5.525cm" svg:x="17.002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4" draw:layer="layout" svg:width="2.243cm" svg:height="0.571cm" svg:x="18.07cm" svg:y="17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.243cm" svg:height="0.572cm" svg:x="18.07cm" svg:y="18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19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2.243cm" svg:height="0.571cm" svg:x="18.07cm" svg:y="20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922cm" svg:height="0.953cm" svg:x="18.284cm" svg:y="21.3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xml:id="id22" draw:id="id22" draw:layer="layout" svg:width="1.815cm" svg:height="0.952cm" svg:x="18.284cm" svg:y="16.24cm">
          <text:p text:style-name="P2"><text:span text:style-name="T1">m_sort(arr, li, ri)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5" draw:layer="layout" svg:width="2.243cm" svg:height="0.571cm" svg:x="18.07cm" svg:y="17.86cm">
          <text:p text:style-name="P2"><text:span text:style-name="T2">Mid = (ri + li) / 2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2.243cm" svg:height="0.572cm" svg:x="18.07cm" svg:y="18.621cm">
          <text:p text:style-name="P2"><text:span text:style-name="T2">m_sort(arr, li, 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7" draw:layer="layout" svg:width="2.242cm" svg:height="0.571cm" svg:x="18.177cm" svg:y="19.479cm">
          <text:p text:style-name="P6"><text:span text:style-name="T3">m_sort(arr, mid + 1, ri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243cm" svg:height="0.571cm" svg:x="18.07cm" svg:y="20.336cm">
          <text:p text:style-name="P2"><text:span text:style-name="T1">merge(arr,li,ri,mid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1.922cm" svg:height="0.953cm" svg:x="18.284cm" svg:y="21.383cm">
          <text:p text:style-name="P2"><text:span text:style-name="T4">Return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8" draw:text-style-name="P4" draw:layer="layout" svg:x1="9.636cm" svg:y1="4.81cm" svg:x2="4.62cm" svg:y2="7.858cm" draw:start-shape="id1" draw:start-glue-point="3" draw:end-shape="id2" draw:end-glue-point="4" svg:d="M9636 4810h-5016v3048" svg:viewBox="0 0 5017 3049">
          <text:p/>
        </draw:connector>
        <draw:connector draw:style-name="gr28" draw:text-style-name="P4" draw:layer="layout" svg:x1="3.286cm" svg:y1="10.943cm" svg:x2="2.487cm" svg:y2="15.858cm" draw:start-shape="id3" draw:start-glue-point="3" draw:end-shape="id4" draw:end-glue-point="4" svg:d="M3286 10943h-799v4915" svg:viewBox="0 0 800 4916">
          <text:p/>
        </draw:connector>
        <draw:connector draw:style-name="gr28" draw:text-style-name="P4" draw:layer="layout" svg:x1="6.08cm" svg:y1="11.935cm" svg:x2="8.329cm" svg:y2="15.986cm" draw:start-shape="id5" draw:start-glue-point="1" draw:end-shape="id6" draw:end-glue-point="4" svg:d="M6080 11935h2249v4051" svg:viewBox="0 0 2250 4052">
          <text:p/>
        </draw:connector>
        <draw:custom-shape draw:style-name="gr29" draw:text-style-name="P3" xml:id="id7" draw:id="id7" draw:layer="layout" svg:width="2.921cm" svg:height="0.508cm" svg:x="1cm" svg:y="16.875cm">
          <text:p text:style-name="P2"><text:span text:style-name="T1">if(li <text:s/>&lt; ri) goto return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9" draw:id="id9" draw:layer="layout" svg:width="2.921cm" svg:height="0.508cm" svg:x="6.969cm" svg:y="17.002cm">
          <text:p text:style-name="P2"><text:span text:style-name="T1">if(li <text:s/>&lt; ri) goto return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11" draw:id="id11" draw:layer="layout" svg:width="2.921cm" svg:height="0.508cm" svg:x="12.43cm" svg:y="17.129cm">
          <text:p text:style-name="P2"><text:span text:style-name="T1">if(li <text:s/>&lt; ri) goto return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13" draw:id="id13" draw:layer="layout" svg:width="2.921cm" svg:height="0.508cm" svg:x="17.669cm" svg:y="17.256cm">
          <text:p text:style-name="P2"><text:span text:style-name="T1">if(li <text:s/>&lt; ri) goto return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.921cm" svg:height="0.508cm" svg:x="16.367cm" svg:y="9.001cm">
          <text:p text:style-name="P2"><text:span text:style-name="T1">if(li <text:s/>&lt; ri) goto return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.921cm" svg:height="0.508cm" svg:x="3.159cm" svg:y="9.128cm">
          <text:p text:style-name="P2"><text:span text:style-name="T1">if(li <text:s/>&lt; ri) goto return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.921cm" svg:height="0.508cm" svg:x="9.636cm" svg:y="2.778cm">
          <text:p text:style-name="P2"><text:span text:style-name="T1">if(li <text:s/>&lt; ri) goto return</text:span>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svg:x1="3.921cm" svg:y1="17.129cm" svg:x2="3.528cm" svg:y2="21.588cm" draw:start-shape="id7" draw:start-glue-point="1" draw:end-shape="id8" draw:end-glue-point="10" svg:d="M3921 17129h500v4459h-893" svg:viewBox="0 0 894 4460">
          <text:p/>
        </draw:connector>
        <draw:connector draw:style-name="gr28" draw:text-style-name="P4" draw:layer="layout" svg:x1="1.554cm" svg:y1="21.588cm" svg:x2="3.413cm" svg:y2="11.935cm" draw:start-shape="id8" draw:start-glue-point="6" draw:end-shape="id5" draw:end-glue-point="3" svg:d="M1554 21588h-501v-9653h2360" svg:viewBox="0 0 2361 9654">
          <text:p/>
        </draw:connector>
        <draw:connector draw:style-name="gr28" draw:text-style-name="P4" draw:layer="layout" svg:x1="9.89cm" svg:y1="17.256cm" svg:x2="9.37cm" svg:y2="21.716cm" draw:start-shape="id9" draw:start-glue-point="1" draw:end-shape="id10" draw:end-glue-point="10" svg:d="M9890 17256h500v4460h-1020" svg:viewBox="0 0 1021 4461">
          <text:p/>
        </draw:connector>
        <draw:connector draw:style-name="gr28" draw:text-style-name="P4" draw:layer="layout" svg:x1="15.351cm" svg:y1="17.383cm" svg:x2="14.872cm" svg:y2="21.733cm" draw:start-shape="id11" draw:start-glue-point="1" draw:end-shape="id12" draw:end-glue-point="10" svg:d="M15351 17383h500v4350h-979" svg:viewBox="0 0 980 4351">
          <text:p/>
        </draw:connector>
        <draw:connector draw:style-name="gr28" draw:text-style-name="P4" draw:layer="layout" svg:x1="20.59cm" svg:y1="17.51cm" svg:x2="20.206cm" svg:y2="21.86cm" draw:start-shape="id13" draw:start-glue-point="1" draw:end-shape="id14" draw:end-glue-point="10" svg:d="M20590 17510h500v4350h-884" svg:viewBox="0 0 885 4351">
          <text:p/>
        </draw:connector>
        <draw:connector draw:style-name="gr28" draw:text-style-name="P4" draw:layer="layout" svg:x1="7.396cm" svg:y1="21.716cm" svg:x2="5.953cm" svg:y2="12.926cm" draw:start-shape="id10" draw:start-glue-point="6" draw:end-shape="id15" draw:end-glue-point="1" svg:d="M7396 21716h-722v-8790h-721" svg:viewBox="0 0 1444 8791">
          <text:p/>
        </draw:connector>
        <draw:line draw:style-name="gr30" draw:text-style-name="P4" draw:layer="layout" svg:x1="4.81cm" svg:y1="13.319cm" svg:x2="4.81cm" svg:y2="13.827cm">
          <text:p/>
        </draw:line>
        <draw:connector draw:style-name="gr28" draw:text-style-name="P4" draw:layer="layout" svg:x1="5.826cm" svg:y1="14.359cm" svg:x2="9.763cm" svg:y2="5.953cm" draw:start-shape="id16" draw:start-glue-point="10" draw:end-shape="id17" draw:end-glue-point="3" svg:d="M5826 14359h1969v-8406h1968" svg:viewBox="0 0 3938 8407">
          <text:p/>
        </draw:connector>
        <draw:connector draw:style-name="gr28" draw:text-style-name="P4" draw:layer="layout" svg:x1="12.43cm" svg:y1="5.953cm" svg:x2="17.701cm" svg:y2="7.477cm" draw:start-shape="id17" draw:start-glue-point="1" draw:end-shape="id18" draw:end-glue-point="4" svg:d="M12430 5953h5271v1524" svg:viewBox="0 0 5272 1525">
          <text:p/>
        </draw:connector>
        <draw:connector draw:style-name="gr28" draw:text-style-name="P4" draw:layer="layout" svg:x1="16.367cm" svg:y1="11.033cm" svg:x2="13.858cm" svg:y2="16.113cm" draw:start-shape="id19" draw:start-glue-point="3" draw:end-shape="id20" draw:end-glue-point="4" svg:d="M16367 11033h-2509v5080" svg:viewBox="0 0 2510 5081">
          <text:p/>
        </draw:connector>
        <draw:connector draw:style-name="gr28" draw:text-style-name="P4" draw:layer="layout" svg:x1="19.161cm" svg:y1="12.176cm" svg:x2="19.192cm" svg:y2="16.24cm" draw:start-shape="id21" draw:start-glue-point="1" draw:end-shape="id22" draw:end-glue-point="4" svg:d="M19161 12176h500v2223h-469v1841" svg:viewBox="0 0 501 4065">
          <text:p/>
        </draw:connector>
        <draw:connector draw:style-name="gr28" draw:text-style-name="P4" draw:layer="layout" svg:x1="12.95cm" svg:y1="21.733cm" svg:x2="16.494cm" svg:y2="12.176cm" draw:start-shape="id12" draw:start-glue-point="6" draw:end-shape="id21" draw:end-glue-point="3" svg:d="M12950 21733h-501v-9557h4045" svg:viewBox="0 0 4046 9558">
          <text:p/>
        </draw:connector>
        <draw:connector draw:style-name="gr28" draw:text-style-name="P4" draw:layer="layout" svg:x1="18.284cm" svg:y1="21.86cm" svg:x2="16.367cm" svg:y2="13.319cm" draw:start-shape="id14" draw:start-glue-point="6" draw:end-shape="id23" draw:end-glue-point="3" svg:d="M18284 21860h-2419v-8541h502" svg:viewBox="0 0 2420 8542">
          <text:p/>
        </draw:connector>
        <draw:line draw:style-name="gr30" draw:text-style-name="P4" draw:layer="layout" svg:x1="17.764cm" svg:y1="13.7cm" svg:x2="17.764cm" svg:y2="14.335cm">
          <text:p/>
        </draw:line>
        <draw:connector draw:style-name="gr28" draw:text-style-name="P4" draw:layer="layout" svg:x1="16.621cm" svg:y1="14.97cm" svg:x2="12.303cm" svg:y2="7.096cm" draw:start-shape="id24" draw:start-glue-point="6" draw:end-shape="id25" draw:end-glue-point="1" svg:d="M16621 14970h-2159v-7874h-2159" svg:viewBox="0 0 4319 7875">
          <text:p/>
        </draw:connector>
        <draw:line draw:style-name="gr30" draw:text-style-name="P4" draw:layer="layout" svg:x1="11.16cm" svg:y1="7.477cm" svg:x2="11.033cm" svg:y2="8.1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3:27:38.241839644</meta:creation-date>
    <dc:date>2020-11-09T23:54:54.698631068</dc:date>
    <meta:editing-duration>PT6M25S</meta:editing-duration>
    <meta:editing-cycles>1</meta:editing-cycles>
    <meta:document-statistic meta:object-count="2210"/>
    <meta:generator>LibreOffice/6.4.4.2$Linux_X86_64 LibreOffice_project/40$Build-2</meta:generator>
  </office:meta>
</office:document-meta>
</file>